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gGame" style:family="table">
      <style:table-properties style:width="16.999cm" table:align="margins"/>
    </style:style>
    <style:style style:name="TagGame.A" style:family="table-column">
      <style:table-column-properties style:column-width="3.399cm" style:rel-column-width="13107*"/>
    </style:style>
    <style:style style:name="TagGame.A1" style:family="table-cell">
      <style:table-cell-properties fo:padding="0.097cm" fo:border-left="0.05pt solid #000000" fo:border-right="none" fo:border-top="0.05pt solid #000000" fo:border-bottom="0.05pt solid #000000"/>
    </style:style>
    <style:style style:name="TagGame.E1" style:family="table-cell">
      <style:table-cell-properties fo:padding="0.097cm" fo:border="0.05pt solid #000000"/>
    </style:style>
    <style:style style:name="TagGame.A2" style:family="table-cell">
      <style:table-cell-properties fo:padding="0.097cm" fo:border-left="0.05pt solid #000000" fo:border-right="none" fo:border-top="none" fo:border-bottom="0.05pt solid #000000"/>
    </style:style>
    <style:style style:name="TagGame.E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3.399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center" style:justify-single-word="false"/>
      <style:text-properties fo:font-size="18pt" style:font-size-asian="18pt" style:font-size-complex="18pt"/>
    </style:style>
    <style:style style:name="P4" style:family="paragraph" style:parent-style-name="Standard">
      <style:paragraph-properties fo:line-height="150%" fo:text-align="start" style:justify-single-word="false"/>
      <style:text-properties fo:font-size="12pt" style:font-size-asian="12pt" style:font-size-complex="12pt"/>
    </style:style>
    <style:style style:name="P5" style:family="paragraph" style:parent-style-name="Standard">
      <style:paragraph-properties fo:line-height="150%" fo:text-align="center" style:justify-single-word="false"/>
      <style:text-properties fo:font-size="12pt" style:font-size-asian="12pt" style:font-size-complex="12pt"/>
    </style:style>
    <style:style style:name="P6" style:family="paragraph" style:parent-style-name="Standard">
      <style:paragraph-properties fo:line-height="150%" fo:text-align="justify" style:justify-single-word="false"/>
      <style:text-properties fo:font-size="12pt" style:font-size-asian="12pt" style:font-size-complex="12pt"/>
    </style:style>
    <style:style style:name="P7"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margin-left="1.245cm" fo:margin-right="0cm" fo:line-height="150%" fo:text-align="justify" style:justify-single-word="false" fo:text-indent="0cm" style:auto-text-indent="false"/>
      <style:text-properties fo:font-size="12pt" style:font-size-asian="12pt" style:font-size-complex="12pt"/>
    </style:style>
    <style:style style:name="P9" style:family="paragraph" style:parent-style-name="Standard">
      <style:paragraph-properties fo:margin-left="1.245cm" fo:margin-right="0cm" fo:line-height="150%" fo:text-align="justify" style:justify-single-word="false" fo:text-indent="0cm" style:auto-text-indent="false"/>
      <style:text-properties style:font-name="Courier 10 Pitch" fo:font-size="10pt" style:font-size-asian="10pt" style:font-size-complex="10pt"/>
    </style:style>
    <style:style style:name="P10" style:family="paragraph" style:parent-style-name="Standard">
      <style:paragraph-properties fo:margin-left="0cm" fo:margin-right="0cm" fo:line-height="150%" fo:text-align="start"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Table_20_Contents">
      <style:paragraph-properties fo:text-align="center" style:justify-single-word="false"/>
      <style:text-properties fo:font-size="12pt" style:font-size-asian="12pt" style:font-size-complex="12pt"/>
    </style:style>
    <style:style style:name="P15" style:family="paragraph" style:parent-style-name="Table_20_Contents">
      <style:paragraph-properties fo:text-align="start" style:justify-single-word="false"/>
      <style:text-properties fo:font-size="12pt" style:font-size-asian="12pt" style:font-size-complex="12pt"/>
    </style:style>
    <style:style style:name="P1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Content Development</text:p>
      <text:p text:style-name="P5"/>
      <text:p text:style-name="P6"><text:span text:style-name="T1">Document Description</text:span>: The "Content Development" describes several ways to manipulate the game content without touching the "Crazy Ballrun" source code. You can learn, how to change game content, like graphics, sounds and configuration files (e.g. for the graphical user interface). </text:p>
      <text:p text:style-name="P6"/>
      <text:p text:style-name="P4"><text:span text:style-name="T1">Last Change(s)</text:span>: 30-10-2011</text:p>
      <text:p text:style-name="P7"/>
      <text:p text:style-name="P4"><text:span text:style-name="T1">Author(s)</text:span>: Timm Hoffmeist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2">1. Game Configuration<text:tab/>3</text:p>
          <text:p text:style-name="P12">2. Game Resources<text:tab/>4</text:p>
          <text:p text:style-name="P13">2.1. Configuration<text:tab/>4</text:p>
          <text:p text:style-name="P13">2.2. Graphics<text:tab/>4</text:p>
          <text:p text:style-name="P13">2.3. Sounds<text:tab/>4</text:p>
        </text:index-body>
      </text:table-of-content>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 text:name="__RefHeading__78_1194256039"/><text:soft-page-break/>1. Game Configuration<text:bookmark-end text:name="__RefHeading__78_1194256039"/></text:h>
      <text:p text:style-name="P6">This chapter describes the XML-syntax of the main game configuration file. The file is usually located in "[game directory]/game.cfg". Central tasks of the game configuration file is the definition of the graphics, sounds and control settings for the player. Thus the file is user-specific and it's not recommended to use it for modding. </text:p>
      <text:p text:style-name="P8"/>
      <text:p text:style-name="P9">&lt;?xml version="1.0" encoding="UTF-8"?&gt;</text:p>
      <text:p text:style-name="P9">&lt;Game&gt;</text:p>
      <text:p text:style-name="P9"><text:s text:c="2"/>&lt;Screen resolutionx="1280"</text:p>
      <text:p text:style-name="P9"><text:s text:c="10"/>resolutiony="800" </text:p>
      <text:p text:style-name="P9"><text:s text:c="10"/>colordepth="32"</text:p>
      <text:p text:style-name="P9"><text:s text:c="10"/>refreshrate="60" /&gt;</text:p>
      <text:p text:style-name="P9"><text:s text:c="2"/>&lt;Controls&gt;</text:p>
      <text:p text:style-name="P9"><text:s text:c="4"/>&lt;Control id="Keyboard"&gt;</text:p>
      <text:p text:style-name="P9"><text:s text:c="6"/>&lt;Action id="player.fire" <text:tab/><text:tab/>event="none"/&gt;</text:p>
      <text:p text:style-name="P9"><text:s text:c="6"/>&lt;Action id="player.accelerate" <text:tab/>event="none"/&gt;</text:p>
      <text:p text:style-name="P9"><text:s text:c="6"/>&lt;Action id="player.break" <text:tab/><text:tab/>event="none"/&gt;</text:p>
      <text:p text:style-name="P9"><text:s text:c="6"/>&lt;Action id="player.left" <text:tab/><text:tab/>event="none"/&gt;</text:p>
      <text:p text:style-name="P9"><text:s text:c="6"/>&lt;Action id="player.right" <text:tab/><text:tab/>event="none"/&gt;</text:p>
      <text:p text:style-name="P9"><text:s text:c="6"/>&lt;Action id="player.switch_weapon" <text:tab/>event="none"/&gt;</text:p>
      <text:p text:style-name="P9"><text:s text:c="6"/>&lt;Action id="game.pause" <text:tab/><text:tab/>event="key.release.a"/&gt;</text:p>
      <text:p text:style-name="P9"><text:s text:c="6"/>&lt;Action id="game.continue" <text:tab/><text:tab/>event="key.release.B"/&gt;</text:p>
      <text:p text:style-name="P9"><text:s text:c="6"/>&lt;Action id="game.exit" <text:tab/><text:tab/><text:tab/>event="key.release.escape"/&gt;</text:p>
      <text:p text:style-name="P9"><text:s text:c="6"/>&lt;Action id="gui.switch" <text:tab/><text:tab/>event="none"/&gt;</text:p>
      <text:p text:style-name="P9"><text:s text:c="6"/>&lt;Action id="gui.activate" <text:tab/><text:tab/>event="none"/&gt;</text:p>
      <text:p text:style-name="P9"><text:s text:c="4"/>&lt;/Control&gt;</text:p>
      <text:p text:style-name="P9"><text:s text:c="4"/>&lt;Control id="Mouse"&gt;</text:p>
      <text:p text:style-name="P9"><text:s text:c="6"/>&lt;Action id="gui.hover" <text:tab/><text:tab/><text:tab/>event="none"/&gt;</text:p>
      <text:p text:style-name="P9"><text:s text:c="6"/>&lt;Action id="gui.click" <text:tab/><text:tab/><text:tab/>event="none"/&gt;</text:p>
      <text:p text:style-name="P9"><text:s text:c="4"/>&lt;/Control&gt;</text:p>
      <text:p text:style-name="P9"><text:s text:c="2"/>&lt;/Controls&gt;</text:p>
      <text:p text:style-name="P9">&lt;/Game&gt;</text:p>
      <text:p text:style-name="P10"/>
      <text:p text:style-name="P10"/>
      <text:p text:style-name="P10"/>
      <text:p text:style-name="P10"/>
      <text:p text:style-name="P10"/>
      <text:p text:style-name="P10"/>
      <text:p text:style-name="P11"><text:soft-page-break/>The first XML-Tag of the game configuration has to be "Game". The "Game"-Tag has no attributes. Following sub-elements are possible: </text:p>
      <table:table table:name="TagGame" table:style-name="TagGame">
        <table:table-column table:style-name="TagGame.A" table:number-columns-repeated="5"/>
        <table:table-row>
          <table:table-cell table:style-name="TagGame.A1" office:value-type="string">
            <text:p text:style-name="P16">Tag</text:p>
          </table:table-cell>
          <table:table-cell table:style-name="TagGame.A1" office:value-type="string">
            <text:p text:style-name="P16">Required</text:p>
          </table:table-cell>
          <table:table-cell table:style-name="TagGame.A1" office:value-type="string">
            <text:p text:style-name="P16">Number</text:p>
          </table:table-cell>
          <table:table-cell table:style-name="TagGame.A1" office:value-type="string">
            <text:p text:style-name="P16">Attributes</text:p>
          </table:table-cell>
          <table:table-cell table:style-name="TagGame.E1" office:value-type="string">
            <text:p text:style-name="P16">Description</text:p>
          </table:table-cell>
        </table:table-row>
        <table:table-row>
          <table:table-cell table:style-name="TagGame.A2" office:value-type="string">
            <text:p text:style-name="P14">Screen</text:p>
          </table:table-cell>
          <table:table-cell table:style-name="TagGame.A2" office:value-type="string">
            <text:p text:style-name="P14">Yes</text:p>
          </table:table-cell>
          <table:table-cell table:style-name="TagGame.A2" office:value-type="string">
            <text:p text:style-name="P14">1</text:p>
          </table:table-cell>
          <table:table-cell table:style-name="TagGame.A2" office:value-type="string">
            <text:p text:style-name="P15"><text:span text:style-name="T2">resolutionx</text:span>: screen width</text:p>
            <text:p text:style-name="P15"><text:span text:style-name="T2">resolutiony</text:span>: screen height</text:p>
            <text:p text:style-name="P15"><text:span text:style-name="T2">colordepth</text:span>: screen color depth</text:p>
            <text:p text:style-name="P15"><text:span text:style-name="T2">refreshrate</text:span>: screen refresh rate</text:p>
          </table:table-cell>
          <table:table-cell table:style-name="TagGame.E2" office:value-type="string">
            <text:p text:style-name="P15">Desribes the screen's properties. </text:p>
          </table:table-cell>
        </table:table-row>
        <table:table-row>
          <table:table-cell table:style-name="TagGame.A2" office:value-type="string">
            <text:p text:style-name="P14">Controls</text:p>
          </table:table-cell>
          <table:table-cell table:style-name="TagGame.A2" office:value-type="string">
            <text:p text:style-name="P14">Yes</text:p>
          </table:table-cell>
          <table:table-cell table:style-name="TagGame.A2" office:value-type="string">
            <text:p text:style-name="P14">1</text:p>
          </table:table-cell>
          <table:table-cell table:style-name="TagGame.A2" office:value-type="string">
            <text:p text:style-name="P14">None</text:p>
          </table:table-cell>
          <table:table-cell table:style-name="TagGame.E2" office:value-type="string">
            <text:p text:style-name="P15">Desribes all possible controls of the game (keyboard, mouse, joystick, ...).</text:p>
          </table:table-cell>
        </table:table-row>
      </table:table>
      <text:p text:style-name="P11"/>
      <text:p text:style-name="P11">Following table describes the "Controls"-sub-elements:</text:p>
      <table:table table:name="Table1" table:style-name="Table1">
        <table:table-column table:style-name="Table1.A" table:number-columns-repeated="5"/>
        <table:table-row>
          <table:table-cell table:style-name="Table1.A1" office:value-type="string">
            <text:p text:style-name="P16">Tag</text:p>
          </table:table-cell>
          <table:table-cell table:style-name="Table1.A1" office:value-type="string">
            <text:p text:style-name="P16">Required</text:p>
          </table:table-cell>
          <table:table-cell table:style-name="Table1.A1" office:value-type="string">
            <text:p text:style-name="P16">Number</text:p>
          </table:table-cell>
          <table:table-cell table:style-name="Table1.A1" office:value-type="string">
            <text:p text:style-name="P16">Attributes</text:p>
          </table:table-cell>
          <table:table-cell table:style-name="Table1.E1" office:value-type="string">
            <text:p text:style-name="P16">Description</text:p>
          </table:table-cell>
        </table:table-row>
        <table:table-row>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5"/>
          </table:table-cell>
          <table:table-cell table:style-name="Table1.E2" office:value-type="string">
            <text:p text:style-name="P15"/>
          </table:table-cell>
        </table:table-row>
        <table:table-row>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5"/>
          </table:table-cell>
        </table:table-row>
      </table:table>
      <text:p text:style-name="P11"/>
      <text:h text:style-name="Heading_20_1" text:outline-level="1">2. Game Resources</text:h>
      <text:p text:style-name="P4"/>
      <text:h text:style-name="Heading_20_2" text:outline-level="2">2.1. Configuration</text:h>
      <text:p text:style-name="P4"/>
      <text:h text:style-name="Heading_20_2" text:outline-level="2">2.2. Graphics</text:h>
      <text:p text:style-name="P4"/>
      <text:p text:style-name="P4"/>
      <text:h text:style-name="Heading_20_2" text:outline-level="2">2.3. Sounds</text:h>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1"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2" fo:font-size="12pt" fo:font-style="normal"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3M6S</meta:editing-duration>
    <meta:editing-cycles>26</meta:editing-cycles>
    <meta:generator>LibreOffice/3.4$Unix LibreOffice_project/340m1$Build-302</meta:generator>
    <dc:date>2011-10-31T00:03:52</dc:date>
    <meta:document-statistic meta:table-count="2" meta:image-count="0" meta:object-count="0" meta:page-count="4" meta:paragraph-count="68" meta:word-count="263" meta:character-count="2313" meta:non-whitespace-character-count="1956"/>
    <meta:user-defined meta:name="Info 1"/>
    <meta:user-defined meta:name="Info 2"/>
    <meta:user-defined meta:name="Info 3"/>
    <meta:user-defined meta:name="Info 4"/>
  </office:meta>
</office:document-meta>
</file>